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office:value-type="string">
            <text:p>sleeping-shadow</text:p>
          </table:table-cell>
          <table:table-cell table:number-columns-repeated="1023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24/10/2010</text:date>, <text:time>05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0-24T05:26:04</dc:date>
    <meta:editing-duration>PT51H59M53S</meta:editing-duration>
    <meta:editing-cycles>41</meta:editing-cycles>
    <meta:generator>OpenOffice.org/3.2$Unix OpenOffice.org_project/320m12$Build-9483</meta:generator>
    <dc:creator>Dark God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